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08b6" officeooo:paragraph-rsid="001e08b6"/>
    </style:style>
    <style:style style:name="P2" style:family="paragraph" style:parent-style-name="Standard">
      <style:text-properties fo:font-weight="bold" officeooo:rsid="0020246e" officeooo:paragraph-rsid="0020246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e08b6" officeooo:paragraph-rsid="001e08b6" style:font-weight-asian="bold" style:font-weight-complex="bold"/>
    </style:style>
    <style:style style:name="P4" style:family="paragraph" style:parent-style-name="Standard">
      <style:text-properties fo:font-weight="bold" officeooo:rsid="001f031f" officeooo:paragraph-rsid="001f031f" style:font-weight-asian="bold" style:font-weight-complex="bold"/>
    </style:style>
    <style:style style:name="P5" style:family="paragraph" style:parent-style-name="Standard">
      <style:text-properties officeooo:rsid="001f031f" officeooo:paragraph-rsid="001f031f"/>
    </style:style>
    <style:style style:name="P6" style:family="paragraph" style:parent-style-name="Standard">
      <style:text-properties officeooo:rsid="0020246e" officeooo:paragraph-rsid="0020246e"/>
    </style:style>
    <style:style style:name="P7" style:family="paragraph" style:parent-style-name="Standard" style:list-style-name="L1">
      <style:text-properties officeooo:paragraph-rsid="0020246e"/>
    </style:style>
    <style:style style:name="P8" style:family="paragraph" style:parent-style-name="Standard" style:list-style-name="L1">
      <style:text-properties fo:font-weight="bold" officeooo:rsid="0020246e" officeooo:paragraph-rsid="0020246e" style:font-weight-asian="bold" style:font-weight-complex="bold"/>
    </style:style>
    <style:style style:name="P9" style:family="paragraph" style:parent-style-name="Standard" style:list-style-name="L2">
      <style:text-properties fo:font-weight="bold" officeooo:rsid="0020246e" officeooo:paragraph-rsid="0020246e" style:font-weight-asian="bold" style:font-weight-complex="bold"/>
    </style:style>
    <style:style style:name="P10" style:family="paragraph" style:parent-style-name="Standard" style:list-style-name="L1">
      <style:text-properties officeooo:rsid="00212f9a" officeooo:paragraph-rsid="00212f9a"/>
    </style:style>
    <style:style style:name="P11" style:family="paragraph" style:parent-style-name="Standard" style:list-style-name="L1">
      <style:text-properties officeooo:rsid="0020246e" officeooo:paragraph-rsid="0020246e"/>
    </style:style>
    <style:style style:name="P12" style:family="paragraph" style:parent-style-name="Standard" style:list-style-name="L1">
      <style:text-properties officeooo:rsid="0020246e" officeooo:paragraph-rsid="002349a4"/>
    </style:style>
    <style:style style:name="P13" style:family="paragraph" style:parent-style-name="Standard" style:list-style-name="L2">
      <style:text-properties officeooo:rsid="0020246e" officeooo:paragraph-rsid="0028ac51"/>
    </style:style>
    <style:style style:name="P14" style:family="paragraph" style:parent-style-name="Standard" style:list-style-name="L1">
      <style:text-properties officeooo:rsid="002349a4" officeooo:paragraph-rsid="002349a4"/>
    </style:style>
    <style:style style:name="P15" style:family="paragraph" style:parent-style-name="Standard" style:list-style-name="L2">
      <style:text-properties officeooo:rsid="0026e9ef" officeooo:paragraph-rsid="0026e9ef"/>
    </style:style>
    <style:style style:name="P16" style:family="paragraph" style:parent-style-name="Standard" style:list-style-name="L2">
      <style:text-properties officeooo:rsid="0026e9ef" officeooo:paragraph-rsid="0028ac51"/>
    </style:style>
    <style:style style:name="T1" style:family="text">
      <style:text-properties officeooo:rsid="0020246e"/>
    </style:style>
    <style:style style:name="T2" style:family="text">
      <style:text-properties officeooo:rsid="00212f9a"/>
    </style:style>
    <style:style style:name="T3" style:family="text">
      <style:text-properties officeooo:rsid="00231c5d"/>
    </style:style>
    <style:style style:name="T4" style:family="text">
      <style:text-properties officeooo:rsid="002349a4"/>
    </style:style>
    <style:style style:name="T5" style:family="text">
      <style:text-properties officeooo:rsid="0024ca95"/>
    </style:style>
    <style:style style:name="T6" style:family="text">
      <style:text-properties officeooo:rsid="00266266"/>
    </style:style>
    <style:style style:name="T7" style:family="text">
      <style:text-properties officeooo:rsid="0026e9ef"/>
    </style:style>
    <style:style style:name="T8" style:family="text">
      <style:text-properties officeooo:rsid="0028ac51"/>
    </style:style>
    <style:style style:name="T9" style:family="text">
      <style:text-properties officeooo:rsid="002b39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valuation strategy in parameter passing</text:p>
      <text:p text:style-name="P1"/>
      <text:p text:style-name="P4">Strict evaluation</text:p>
      <text:p text:style-name="P5">Arguments are always evaluated completely before invocation of the function</text:p>
      <text:list xml:id="list18110706191" text:style-name="L1">
        <text:list-item>
          <text:p text:style-name="P8">Call by value</text:p>
          <text:list>
            <text:list-item>
              <text:p text:style-name="P7"><text:span text:style-name="T1">The arguments expression is evaluated, and the resulting value is copied to a new memory location which is then bound to the </text:span><text:span text:style-name="T2">corresponding variable in the function</text:span><text:span text:style-name="T1">.</text:span></text:p>
            </text:list-item>
            <text:list-item>
              <text:p text:style-name="P7"><text:span text:style-name="T1">Thus </text:span><text:span text:style-name="T2">modifications to these variables in the function are </text:span><text:span text:style-name="T1">localized inside the callee and is not </text:span><text:span text:style-name="T2">visible in the scope of the </text:span><text:span text:style-name="T1">caller</text:span></text:p>
            </text:list-item>
            <text:list-item>
              <text:p text:style-name="P10">Most common type of evaluation strategy.</text:p>
            </text:list-item>
            <text:list-item>
              <text:p text:style-name="P10">Used in C, Scheme</text:p>
            </text:list-item>
          </text:list>
        </text:list-item>
        <text:list-item>
          <text:p text:style-name="P8">Call by reference</text:p>
          <text:list>
            <text:list-item>
              <text:p text:style-name="P11">The argument expression is evaluated and the function <text:span text:style-name="T3">receives</text:span> an implicit reference to the variable used as the argument</text:p>
            </text:list-item>
            <text:list-item>
              <text:p text:style-name="P11">This typically means that the function can modify the variable used as the argument and this can be seen by the caller.</text:p>
            </text:list-item>
          </text:list>
        </text:list-item>
        <text:list-item>
          <text:p text:style-name="P8"><text:span text:style-name="T3">C</text:span>all by copy-restore/<text:span text:style-name="T9">value-result</text:span></text:p>
          <text:list>
            <text:list-item>
              <text:p text:style-name="P14">Works like call by value initially : argument expression is evaluated and the resulting value is copied to a new memory location which is then bound to the corresponding variable in the function.</text:p>
            </text:list-item>
            <text:list-item>
              <text:p text:style-name="P12"><text:span text:style-name="T4">After the function is executed, </text:span><text:span text:style-name="T5">it tries to provide the effect of a copy-by-reference mechanism by restoring back </text:span><text:span text:style-name="T4">the possibly modified local copies </text:span><text:span text:style-name="T5">of the callee to the caller.</text:span></text:p>
            </text:list-item>
          </text:list>
        </text:list-item>
      </text:list>
      <text:p text:style-name="P6"/>
      <text:p text:style-name="P2">Non-strict evaluation</text:p>
      <text:p text:style-name="P6">Arguments are not evaluated unless they are actually used in the execution of the function body</text:p>
      <text:list xml:id="list1780025619" text:style-name="L2">
        <text:list-item>
          <text:p text:style-name="P9"><text:span text:style-name="T6">C</text:span>all by name</text:p>
          <text:list>
            <text:list-item>
              <text:p text:style-name="P15">Similar to the macro expansion and evaluation</text:p>
            </text:list-item>
            <text:list-item>
              <text:p text:style-name="P15">An argument expression is placed verbatim in the function body of the caller, replacing the occurrences of parameter usage.</text:p>
            </text:list-item>
            <text:list-item>
              <text:p text:style-name="P13"><text:span text:style-name="T7">This argument expression is </text:span><text:span text:style-name="T8">thus </text:span><text:span text:style-name="T7">evaluated every single time it is encountered in function body.</text:span></text:p>
            </text:list-item>
          </text:list>
        </text:list-item>
        <text:list-item>
          <text:p text:style-name="P9"><text:span text:style-name="T7">C</text:span>all by need</text:p>
          <text:list>
            <text:list-item>
              <text:p text:style-name="P16">Similar to the call by name mechanism except that the argument expression evaluated for the first time in the function body of the caller is memoized.</text:p>
            </text:list-item>
            <text:list-item>
              <text:p text:style-name="P13"><text:span text:style-name="T8">This memoized value is then </text:span><text:span text:style-name="T7">used subsequently instead of repeated evaluation </text:span><text:span text:style-name="T8">of the argument expression</text:span><text:span text:style-name="T7">.</text:span>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02T16:58:28</meta:creation-date>
    <dc:date>2013-01-29T13:59:04</dc:date>
    <dc:creator>Kempa </dc:creator>
    <meta:editing-duration>PT1H14M21S</meta:editing-duration>
    <meta:editing-cycles>10</meta:editing-cycles>
    <meta:generator>LibreOffice/3.6$Linux_x86 LibreOffice_project/360m1$Build-2</meta:generator>
    <meta:document-statistic meta:table-count="0" meta:image-count="0" meta:object-count="0" meta:page-count="1" meta:paragraph-count="23" meta:word-count="313" meta:character-count="1835" meta:non-whitespace-character-count="1563"/>
  </office:meta>
</office:document-meta>
</file>